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07d4aa" officeooo:paragraph-rsid="002e2ff7" style:font-size-asian="10pt" style:font-size-complex="10pt"/>
    </style:style>
    <style:style style:name="P11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2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e2ff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6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7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8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19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0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21" style:family="paragraph" style:parent-style-name="Standard">
      <style:text-properties fo:color="#333333" style:font-name="Comfortaa" fo:font-size="10pt" style:text-underline-style="none" officeooo:rsid="0009238c" officeooo:paragraph-rsid="002e2ff7" style:font-size-asian="10pt" style:font-size-complex="10pt"/>
    </style:style>
    <style:style style:name="P22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3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4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e2ff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274c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964b7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30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31" style:family="paragraph" style:parent-style-name="Standard">
      <style:text-properties fo:color="#808080" style:font-name="Hack" fo:font-size="8pt" officeooo:rsid="0019cf5a" officeooo:paragraph-rsid="002e2ff7" style:font-size-asian="8pt" style:font-size-complex="8pt"/>
    </style:style>
    <style:style style:name="P32" style:family="paragraph" style:parent-style-name="Standard">
      <style:text-properties fo:color="#808080" style:font-name="Hack" fo:font-size="8pt" officeooo:rsid="0007d4aa" officeooo:paragraph-rsid="002e2ff7" style:font-size-asian="8pt" style:font-size-complex="8pt"/>
    </style:style>
    <style:style style:name="P33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4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e4461" officeooo:paragraph-rsid="002db461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9e73e" officeooo:paragraph-rsid="002e2ff7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666666" style:font-name="Comfortaa" fo:font-size="10pt" style:text-underline-style="none" fo:font-weight="bold" officeooo:rsid="0007d4aa" officeooo:paragraph-rsid="002e2ff7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666666" style:font-name="Comfortaa" fo:font-size="12pt" style:text-underline-style="none" fo:font-weight="bold" officeooo:rsid="000e4461" officeooo:paragraph-rsid="002040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paragraph-rsid="002e2ff7"/>
    </style:style>
    <style:style style:name="P45" style:family="paragraph" style:parent-style-name="Table_20_Contents">
      <style:paragraph-properties fo:text-align="center" style:justify-single-word="false"/>
      <style:text-properties fo:color="#333333" style:font-name="Comfortaa" fo:font-size="10pt" style:text-underline-style="none" officeooo:rsid="0009238c" officeooo:paragraph-rsid="002964b7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333333" style:font-name="Comfortaa" fo:font-size="14pt" fo:font-weight="bold" officeooo:rsid="0007d4aa" officeooo:paragraph-rsid="002964b7" style:font-size-asian="14pt" style:font-weight-asian="bold" style:font-size-complex="14pt" style:font-weight-complex="bold"/>
    </style:style>
    <style:style style:name="P47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weight="bold" style:font-weight-asian="bold" style:font-weight-complex="bold"/>
    </style:style>
    <style:style style:name="T3" style:family="text">
      <style:text-properties fo:color="#333333"/>
    </style:style>
    <style:style style:name="T4" style:family="text">
      <style:text-properties fo:color="#333333" style:font-name="Comfortaa" fo:font-size="10pt" style:text-underline-style="none" style:font-size-asian="10pt" style:font-size-complex="10pt"/>
    </style:style>
    <style:style style:name="T5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6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7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8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9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10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11" style:family="text">
      <style:text-properties fo:color="#333333" style:font-name="Comfortaa" fo:font-size="10pt" style:font-size-asian="10pt" style:font-size-complex="10pt"/>
    </style:style>
    <style:style style:name="T12" style:family="text">
      <style:text-properties fo:color="#333333" style:font-name="Comfortaa" fo:font-size="10pt" officeooo:rsid="0007d4aa" style:font-size-asian="10pt" style:font-size-complex="10pt"/>
    </style:style>
    <style:style style:name="T13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14" style:family="text">
      <style:text-properties fo:color="#333333" style:font-name="Comfortaa" fo:font-size="14pt" fo:font-weight="bold" officeooo:rsid="0009e73e" style:font-size-asian="14pt" style:font-weight-asian="bold" style:font-size-complex="14pt" style:font-weight-complex="bold"/>
    </style:style>
    <style:style style:name="T15" style:family="text">
      <style:text-properties fo:color="#333333" style:text-underline-style="none"/>
    </style:style>
    <style:style style:name="T16" style:family="text">
      <style:text-properties fo:color="#333333" style:text-underline-style="none" officeooo:rsid="0009238c"/>
    </style:style>
    <style:style style:name="T17" style:family="text">
      <style:text-properties fo:color="#333333" style:text-underline-style="none" officeooo:rsid="0009e73e"/>
    </style:style>
    <style:style style:name="T18" style:family="text">
      <style:text-properties fo:color="#333333" style:text-underline-style="none" officeooo:rsid="000d5f01"/>
    </style:style>
    <style:style style:name="T19" style:family="text">
      <style:text-properties fo:color="#333333" style:text-underline-style="none" officeooo:rsid="000e4461"/>
    </style:style>
    <style:style style:name="T20" style:family="text">
      <style:text-properties fo:color="#333333" style:text-underline-style="none" officeooo:rsid="000ef5c8"/>
    </style:style>
    <style:style style:name="T21" style:family="text">
      <style:text-properties fo:color="#333333" style:text-underline-style="none" officeooo:rsid="001565f1"/>
    </style:style>
    <style:style style:name="T22" style:family="text">
      <style:text-properties fo:color="#333333" style:text-underline-style="none" officeooo:rsid="0017b124"/>
    </style:style>
    <style:style style:name="T23" style:family="text">
      <style:text-properties fo:color="#333333" style:text-underline-style="none" officeooo:rsid="0019cf5a"/>
    </style:style>
    <style:style style:name="T24" style:family="text">
      <style:text-properties fo:color="#333333" style:text-underline-style="none" officeooo:rsid="001ca0ed"/>
    </style:style>
    <style:style style:name="T25" style:family="text">
      <style:text-properties fo:color="#333333" style:text-underline-style="none" officeooo:rsid="002ae1fb"/>
    </style:style>
    <style:style style:name="T26" style:family="text">
      <style:text-properties fo:color="#333333" style:text-underline-style="none" officeooo:rsid="002c67fb"/>
    </style:style>
    <style:style style:name="T27" style:family="text">
      <style:text-properties fo:color="#333333" fo:font-size="10pt" style:text-underline-style="none" style:font-size-asian="10pt" style:font-size-complex="10pt"/>
    </style:style>
    <style:style style:name="T28" style:family="text">
      <style:text-properties fo:color="#333333" fo:font-size="10pt" style:text-underline-style="none" officeooo:rsid="000d5f01" style:font-size-asian="10pt" style:font-size-complex="10pt"/>
    </style:style>
    <style:style style:name="T29" style:family="text">
      <style:text-properties fo:color="#333333" fo:font-size="10pt" style:text-underline-style="none" officeooo:rsid="00108ac3" style:font-size-asian="10pt" style:font-size-complex="10pt"/>
    </style:style>
    <style:style style:name="T30" style:family="text">
      <style:text-properties fo:color="#333333" fo:font-size="10pt" style:text-underline-style="none" officeooo:rsid="000e4461" style:font-size-asian="10pt" style:font-size-complex="10pt"/>
    </style:style>
    <style:style style:name="T31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32" style:family="text">
      <style:text-properties officeooo:rsid="001e478f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9238c"/>
    </style:style>
    <style:style style:name="T35" style:family="text">
      <style:text-properties style:text-underline-style="none" officeooo:rsid="0009e73e"/>
    </style:style>
    <style:style style:name="T36" style:family="text">
      <style:text-properties style:text-underline-style="none" officeooo:rsid="000d5f01"/>
    </style:style>
    <style:style style:name="T37" style:family="text">
      <style:text-properties style:text-underline-style="none" officeooo:rsid="0021091f"/>
    </style:style>
    <style:style style:name="T38" style:family="text">
      <style:text-properties style:text-underline-style="none" officeooo:rsid="000e4461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0e4461" style:font-weight-asian="normal" style:font-weight-complex="normal"/>
    </style:style>
    <style:style style:name="T41" style:family="text">
      <style:text-properties style:text-underline-style="none" fo:font-weight="normal" officeooo:rsid="0009238c" style:font-weight-asian="normal" style:font-weight-complex="normal"/>
    </style:style>
    <style:style style:name="T42" style:family="text">
      <style:text-properties style:text-underline-style="none" officeooo:rsid="0017b124"/>
    </style:style>
    <style:style style:name="T43" style:family="text">
      <style:text-properties style:text-underline-style="none" officeooo:rsid="002c9552"/>
    </style:style>
    <style:style style:name="T44" style:family="text">
      <style:text-properties style:text-underline-style="none" fo:font-weight="bold" officeooo:rsid="001ca0ed" style:font-weight-asian="bold" style:font-weight-complex="bold"/>
    </style:style>
    <style:style style:name="T45" style:family="text">
      <style:text-properties style:text-underline-style="none" fo:font-weight="bold" officeooo:rsid="0017e357" style:font-weight-asian="bold" style:font-weight-complex="bold"/>
    </style:style>
    <style:style style:name="T46" style:family="text">
      <style:text-properties style:text-underline-style="none" fo:font-weight="bold" officeooo:rsid="0007d4aa" style:font-weight-asian="bold" style:font-weight-complex="bold"/>
    </style:style>
    <style:style style:name="T47" style:family="text">
      <style:text-properties style:text-underline-style="none" fo:font-weight="bold" officeooo:rsid="000e4461" style:font-weight-asian="bold" style:font-weight-complex="bold"/>
    </style:style>
    <style:style style:name="T48" style:family="text">
      <style:text-properties style:text-underline-style="none" fo:font-weight="bold" officeooo:rsid="0009e73e" style:font-weight-asian="bold" style:font-weight-complex="bold"/>
    </style:style>
    <style:style style:name="T49" style:family="text">
      <style:text-properties style:text-underline-style="none" fo:font-weight="bold" officeooo:rsid="002f6d5e" style:font-weight-asian="bold" style:font-weight-complex="bold"/>
    </style:style>
    <style:style style:name="T50" style:family="text">
      <style:text-properties officeooo:rsid="0009e73e"/>
    </style:style>
    <style:style style:name="T51" style:family="text">
      <style:text-properties fo:color="#0066b3" style:font-name="Comfortaa" fo:font-size="10pt" style:font-size-asian="10pt" style:font-size-complex="10pt"/>
    </style:style>
    <style:style style:name="T52" style:family="text">
      <style:text-properties fo:color="#0066b3" style:font-name="Comfortaa" fo:font-size="10pt" officeooo:rsid="002ae1fb" style:font-size-asian="10pt" style:font-size-complex="10pt"/>
    </style:style>
    <style:style style:name="T53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55" style:family="text">
      <style:text-properties fo:color="#0066b3" fo:font-size="10pt" style:font-size-asian="10pt" style:font-size-complex="10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style:text-underline-style="none" fo:font-weight="bold" style:font-weight-asian="bold" style:font-weight-complex="bold"/>
    </style:style>
    <style:style style:name="T59" style:family="text">
      <style:text-properties fo:color="#000000" style:text-underline-style="none" fo:font-weight="bold" officeooo:rsid="0009238c" style:font-weight-asian="bold" style:font-weight-complex="bold"/>
    </style:style>
    <style:style style:name="T60" style:family="text">
      <style:text-properties fo:color="#000000" style:text-underline-style="none" fo:font-weight="bold" officeooo:rsid="0009e73e" style:font-weight-asian="bold" style:font-weight-complex="bold"/>
    </style:style>
    <style:style style:name="T61" style:family="text">
      <style:text-properties fo:color="#000000" style:text-underline-style="none" fo:font-weight="bold" officeooo:rsid="000c30d0" style:font-weight-asian="bold" style:font-weight-complex="bold"/>
    </style:style>
    <style:style style:name="T62" style:family="text">
      <style:text-properties fo:color="#000000" style:text-underline-style="none" fo:font-weight="bold" officeooo:rsid="000ef5c8" style:font-weight-asian="bold" style:font-weight-complex="bold"/>
    </style:style>
    <style:style style:name="T63" style:family="text">
      <style:text-properties fo:color="#000000" style:text-underline-style="none" fo:font-weight="bold" officeooo:rsid="0017b124" style:font-weight-asian="bold" style:font-weight-complex="bold"/>
    </style:style>
    <style:style style:name="T64" style:family="text">
      <style:text-properties fo:color="#000000" style:text-underline-style="none" fo:font-weight="bold" officeooo:rsid="0013c96f" style:font-weight-asian="bold" style:font-weight-complex="bold"/>
    </style:style>
    <style:style style:name="T65" style:family="text">
      <style:text-properties fo:color="#000000" style:text-underline-style="none" fo:font-weight="bold" officeooo:rsid="0019cf5a" style:font-weight-asian="bold" style:font-weight-complex="bold"/>
    </style:style>
    <style:style style:name="T66" style:family="text">
      <style:text-properties fo:color="#000000" style:text-underline-style="none" fo:font-weight="bold" officeooo:rsid="000e4461" style:font-weight-asian="bold" style:font-weight-complex="bold"/>
    </style:style>
    <style:style style:name="T67" style:family="text">
      <style:text-properties fo:color="#000000" style:text-underline-style="none" fo:font-weight="bold" officeooo:rsid="002ae1fb" style:font-weight-asian="bold" style:font-weight-complex="bold"/>
    </style:style>
    <style:style style:name="T68" style:family="text">
      <style:text-properties fo:color="#000000" style:text-underline-style="none" fo:font-weight="bold" officeooo:rsid="000d5f01" style:font-weight-asian="bold" style:font-weight-complex="bold"/>
    </style:style>
    <style:style style:name="T69" style:family="text">
      <style:text-properties fo:color="#000000" style:text-underline-style="none" fo:font-weight="bold" officeooo:rsid="002c9552" style:font-weight-asian="bold" style:font-weight-complex="bold"/>
    </style:style>
    <style:style style:name="T70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72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73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5"><draw:a xlink:type="simple" xlink:href="https://github.com/ron-from-nl/FinalCrypt/releases/download/latest/FinalCrypt_Windows_Portable.zip"><draw:frame draw:style-name="fr1" draw:name="Afbeelding4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36"/>
            <text:p text:style-name="P4"><text:span text:style-name="T11">Download the </text:span><text:a xlink:type="simple" xlink:href="http://www.finalcrypt.org/downloads/Microsoft/FinalCrypt_Windows_Installer.msi" text:style-name="Internet_20_link" text:visited-style-name="Visited_20_Internet_20_Link"><text:span text:style-name="T53">INSTALL MSI</text:span></text:a><text:span text:style-name="T4"> /</text:span><text:span text:style-name="T6"> </text:span><text:a xlink:type="simple" xlink:href="http://www.finalcrypt.org/downloads/Microsoft/FinalCrypt_Windows_Installer_Legacy.exe" text:style-name="Internet_20_link" text:visited-style-name="Visited_20_Internet_20_Link"><text:span text:style-name="T51">EXE</text:span></text:a><text:span text:style-name="T13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18">Open file-explorer and go to your “<text:span text:style-name="T57">Dowloads</text:span>” directory.</text:p>
            <text:p text:style-name="P16"><text:span text:style-name="T35">Double</text:span><text:span text:style-name="T34"> click the: “</text:span><text:span text:style-name="T59">FinalCrypt_Windows_</text:span><text:span text:style-name="T60">Installer</text:span><text:span text:style-name="T59">.</text:span><text:span text:style-name="T60">msi</text:span><text:span text:style-name="T35"> / </text:span><text:span text:style-name="T61">exe</text:span><text:span text:style-name="T34">”.</text:span></text:p>
            <text:p text:style-name="P16"><text:span text:style-name="T36">Follow up on the installation process. Click “</text:span><text:span text:style-name="T68">more</text:span><text:span text:style-name="T36">” </text:span><text:span text:style-name="T37">if needed.</text:span><text:span text:style-name="T34">.</text:span></text:p>
            <text:p text:style-name="P25"><text:span text:style-name="T36">Open </text:span><text:span text:style-name="T43">the </text:span><text:span text:style-name="T66">Windows </text:span><text:span text:style-name="T69">M</text:span><text:span text:style-name="T66">enu</text:span><text:span text:style-name="T38"> and open “</text:span><text:span text:style-name="T66">Ron de Jon</text:span><text:span text:style-name="T67">g</text:span><text:span text:style-name="T38">” → “</text:span><text:span text:style-name="T66">FinalCrypt</text:span><text:span text:style-name="T38">”.</text:span></text:p>
          </table:table-cell>
          <table:table-cell table:style-name="Tabel1.A1" office:value-type="string">
            <text:p text:style-name="P46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4"><draw:image xlink:href="Pictures/1000020100000063000000169E0053ABF1F1A7D9.png" xlink:type="simple" xlink:show="embed" xlink:actuate="onLoad" loext:mime-type="image/png"/></draw:frame></draw:a>Portable <text:span text:style-name="T50">FinalCrypt</text:span></text:p>
            <text:p text:style-name="P17"/>
            <text:p text:style-name="P3"><text:span text:style-name="T11">Download the </text:span><text:a xlink:type="simple" xlink:href="http://www.finalcrypt.org/downloads/Microsoft/FinalCrypt_Windows_Portable.zip" text:style-name="Internet_20_link" text:visited-style-name="Visited_20_Internet_20_Link"><text:span text:style-name="T52">PORTABLE_ZIP</text:span></text:a><text:span text:style-name="T11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20">Open file-explorer and go to your “<text:span text:style-name="T57">Dowloads</text:span>” directory.</text:p>
            <text:p text:style-name="P20">Right click the: “<text:span text:style-name="T57">FinalCrypt_Windows_Portable.zip</text:span>” and click: “<text:span text:style-name="T57">Extract</text:span>”.</text:p>
            <text:p text:style-name="P20">Go into the: “<text:span text:style-name="T57">FinalCrypt_Windows_Portable</text:span>” directory.</text:p>
            <text:p text:style-name="P20">Double click: “<text:span text:style-name="T57">FinalCrypt.bat</text:span>” to start <text:span text:style-name="T57">FinalCrypt</text:span>.</text:p>
            <text:p text:style-name="P20">The: “<text:span text:style-name="T57">FinalCrypt_Windows_Portable</text:span>” directory can be moved anywhere.</text:p>
          </table:table-cell>
        </table:table-row>
        <table:table-row>
          <table:table-cell table:style-name="Tabel1.A1" office:value-type="string">
            <text:p text:style-name="P45"/>
          </table:table-cell>
          <table:table-cell table:style-name="Tabel1.A1" office:value-type="string">
            <text:p text:style-name="P41"/>
          </table:table-cell>
        </table:table-row>
        <table:table-row>
          <table:table-cell table:style-name="Tabel1.A1" office:value-type="string">
            <text:p text:style-name="P14"><draw:a xlink:type="simple" xlink:href="https://github.com/ron-from-nl/FinalCrypt/releases/download/latest/FinalCrypt_Apple_OSX.dmg"><draw:frame draw:style-name="fr1" draw:name="Afbeelding2" text:anchor-type="paragraph" svg:width="1.984cm" svg:height="0.661cm" draw:z-index="0"><draw:image xlink:href="Pictures/100002010000004B000000197401DC4BEB7B339F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24"/>
            <text:p text:style-name="P5"><text:span text:style-name="T11">Download the </text:span><text:a xlink:type="simple" xlink:href="http://www.finalcrypt.org/downloads/Apple/FinalCrypt_Apple_OSX.dmg" text:style-name="Internet_20_link" text:visited-style-name="Visited_20_Internet_20_Link"><text:span text:style-name="T53">INSTALL DMG</text:span></text:a><text:span text:style-name="T5"> </text:span><text:span text:style-name="T7">t</text:span><text:span text:style-name="T5">o the D</text:span><text:span text:style-name="T4">ownload</text:span><text:span text:style-name="T5">s</text:span><text:span text:style-name="T4"> </text:span><text:span text:style-name="T5">directory.</text:span></text:p>
            <text:p text:style-name="P8"><text:span text:style-name="T16">Open: “</text:span><text:span text:style-name="T62">F</text:span><text:span text:style-name="T59">i</text:span><text:span text:style-name="T62">nder</text:span><text:span text:style-name="T20">”</text:span><text:span text:style-name="T16"> and go to your Dowloads directory.</text:span></text:p>
            <text:p text:style-name="P8"><text:span text:style-name="T17">Double</text:span><text:span text:style-name="T16"> click the: “</text:span><text:span text:style-name="T59">FinalCrypt_</text:span><text:span text:style-name="T62">Apple</text:span><text:span text:style-name="T59">_</text:span><text:span text:style-name="T62">OSX</text:span><text:span text:style-name="T59">.</text:span><text:span text:style-name="T62">dmg</text:span><text:span text:style-name="T16">”.</text:span></text:p>
            <text:p text:style-name="P8"><text:span text:style-name="T20">Drag: “</text:span><text:span text:style-name="T62">FinalCrypt</text:span><text:span text:style-name="T20">” to “</text:span><text:span text:style-name="T62">Applications</text:span><text:span text:style-name="T20">”</text:span><text:span text:style-name="T18"> </text:span><text:span text:style-name="T20">and close “</text:span><text:span text:style-name="T62">Finder</text:span><text:span text:style-name="T20">”</text:span><text:span text:style-name="T16">.</text:span></text:p>
            <text:p text:style-name="P11"><text:span text:style-name="T16">O</text:span><text:span text:style-name="T15">pen </text:span><text:span text:style-name="T58">System Preferences</text:span><text:span text:style-name="T15"> → </text:span><text:span text:style-name="T58">Security &amp; Privacy</text:span></text:p>
            <text:p text:style-name="P22">Click the: “<text:span text:style-name="T57">lock to make changes</text:span>” and type in your password.</text:p>
            <text:p text:style-name="P12"><text:span text:style-name="T15">Set </text:span><text:span text:style-name="T21">radiobutton</text:span><text:span text:style-name="T15">: “</text:span><text:span text:style-name="T58">Allow apps downloaded from</text:span><text:span text:style-name="T15">” to </text:span><text:span text:style-name="T21">value</text:span><text:span text:style-name="T15">: “</text:span><text:span text:style-name="T64">A</text:span><text:span text:style-name="T58">nywhere</text:span><text:span text:style-name="T15">”.</text:span></text:p>
            <text:p text:style-name="P7"><text:span text:style-name="T28">C</text:span><text:span text:style-name="T27">onfigure </text:span><text:a xlink:type="simple" xlink:href="http://osxdaily.com/2016/09/27/allow-apps-from-anywhere-macos-gatekeeper/" text:style-name="Internet_20_link" text:visited-style-name="Visited_20_Internet_20_Link"><text:span text:style-name="T55">Allow from anywhere</text:span></text:a><text:span text:style-name="T27">, </text:span><text:span text:style-name="T29">o</text:span><text:span text:style-name="T28">pen </text:span><text:span text:style-name="T27">Launchpad, click: “</text:span><text:span text:style-name="T70">FinalCrypt</text:span><text:span text:style-name="T27">”</text:span><text:span text:style-name="T30">.</text:span></text:p>
          </table:table-cell>
          <table:table-cell table:style-name="Tabel1.A1" office:value-type="string">
            <text:p text:style-name="P26"><draw:frame draw:style-name="fr3" draw:name="Afbeelding3" text:anchor-type="paragraph" svg:y="0cm" svg:width="2.619cm" svg:height="0.529cm" draw:z-index="2"><draw:image xlink:href="Pictures/10000201000000630000001401993BF542076107.png" xlink:type="simple" xlink:show="embed" xlink:actuate="onLoad" loext:mime-type="image/png"/></draw:frame><text:span text:style-name="T44"><text:s/></text:span><text:span text:style-name="T49">Install Cross Platform</text:span></text:p>
            <text:p text:style-name="P39"/>
            <text:p text:style-name="P10"><text:span text:style-name="T3">Download </text:span><text:a xlink:type="simple" xlink:href="https://www.java.com/nl/download/manual.jsp" text:style-name="Internet_20_link" text:visited-style-name="Visited_20_Internet_20_Link"><text:span text:style-name="T54">JAVA8 U 201</text:span></text:a><text:span text:style-name="T23"> </text:span><text:span text:style-name="T24">for your OS </text:span><text:span text:style-name="T23">t</text:span><text:span text:style-name="T16">o the “</text:span><text:span text:style-name="T59">D</text:span><text:span text:style-name="T58">ownload</text:span><text:span text:style-name="T59">s</text:span><text:span text:style-name="T15">“ </text:span><text:span text:style-name="T16">directory.</text:span></text:p>
            <text:p text:style-name="P44"><text:span text:style-name="T12">Download </text:span><text:a xlink:type="simple" xlink:href="http://www.finalcrypt.org/downloads/Other/FinalCrypt.jar" text:style-name="Internet_20_link" text:visited-style-name="Visited_20_Internet_20_Link"><text:span text:style-name="T31">FINALCRYPT JAR</text:span></text:a><text:span text:style-name="T8"> </text:span><text:span text:style-name="T9">to your “</text:span><text:span text:style-name="T72">D</text:span><text:span text:style-name="T73">ownload</text:span><text:span text:style-name="T72">s</text:span><text:span text:style-name="T10">“ </text:span><text:span text:style-name="T5">directory.</text:span></text:p>
            <text:p text:style-name="P10"><text:span text:style-name="T16">Open </text:span><text:span text:style-name="T23">a </text:span><text:span text:style-name="T16">file-explore</text:span><text:span text:style-name="T24">r</text:span><text:span text:style-name="T23"> </text:span><text:span text:style-name="T16">and go to your “</text:span><text:span text:style-name="T59">Dowloads</text:span><text:span text:style-name="T16">” directory.</text:span></text:p>
            <text:p text:style-name="P21"/>
            <text:p text:style-name="P31"><text:span text:style-name="T38">C</text:span><text:span text:style-name="T34">ommand line installation:</text:span></text:p>
            <text:p text:style-name="P32">tar <text:s text:c="2"/>xzvf <text:s text:c="3"/>Downloads/jre-8u201-linux-x64.tar.gz</text:p>
            <text:p text:style-name="P32">sudo <text:s/>ln -sf "${HOME}/jre1.8.0_201/bin/java"* /usr/bin/</text:p>
            <text:p text:style-name="P32"/>
            <text:p text:style-name="P32">java -jar Downloads/FinalCrypt_Z.jar <text:s text:c="15"/># <text:span text:style-name="T32">Start FinalCrypt GUI</text:span></text:p>
            <text:p text:style-name="P35">java -cp <text:s/>Downloads/FinalCrypt_Z.jar rdj.CLUI –help # Start FinalCrypt CLI</text:p>
          </table:table-cell>
        </table:table-row>
        <table:table-row>
          <table:table-cell table:style-name="Tabel1.A1" office:value-type="string">
            <text:p text:style-name="P14"/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27"><draw:a xlink:type="simple" xlink:href="https://github.com/ron-from-nl/FinalCrypt/releases/download/latest/FinalCrypt_Linux_x86_64.tgz"><draw:frame draw:style-name="fr1" draw:name="Afbeelding8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47"><text:s/></text:span><text:span text:style-name="T45">Install</text:span><text:span text:style-name="T46"> </text:span><text:span text:style-name="T45">FinalCrypt</text:span></text:p>
            <text:p text:style-name="P38"/>
            <text:p text:style-name="P6"><text:span text:style-name="T11">Download the </text:span><text:a xlink:type="simple" xlink:href="http://www.finalcrypt.org/downloads/Linux/FinalCrypt_Linux_x86_64_Debian_Based.deb" text:style-name="Internet_20_link" text:visited-style-name="Visited_20_Internet_20_Link"><text:span text:style-name="T53">INSTALL DEB</text:span></text:a><text:span text:style-name="T5"> / </text:span><text:a xlink:type="simple" xlink:href="http://www.finalcrypt.org/downloads/Linux/FinalCrypt_Linux_x86_64_RPM_Based.rpm" text:style-name="Internet_20_link" text:visited-style-name="Visited_20_Internet_20_Link"><text:span text:style-name="T51">RPM</text:span></text:a><text:span text:style-name="T8"> t</text:span><text:span text:style-name="T5">o the “</text:span><text:span text:style-name="T72">D</text:span><text:span text:style-name="T71">ownload</text:span><text:span text:style-name="T72">s</text:span><text:span text:style-name="T4">“ </text:span><text:span text:style-name="T5">directory.</text:span></text:p>
            <text:p text:style-name="P9"><text:span text:style-name="T16">Open </text:span><text:span text:style-name="T23">a </text:span><text:span text:style-name="T16">file-explorer </text:span><text:span text:style-name="T23">(Nemo / Dolphin). </text:span><text:span text:style-name="T25">G</text:span><text:span text:style-name="T16">o to your </text:span><text:span text:style-name="T25">“</text:span><text:span text:style-name="T59">Dowloads</text:span><text:span text:style-name="T16">” directory.</text:span></text:p>
            <text:p text:style-name="P9"><text:span text:style-name="T17">Double</text:span><text:span text:style-name="T16"> click the: “</text:span><text:span text:style-name="T59">FinalCrypt_Linux_x86_64_Debian_Based.deb</text:span><text:span text:style-name="T17"> / </text:span><text:span text:style-name="T65">rpm</text:span><text:span text:style-name="T16">”.</text:span></text:p>
            <text:p text:style-name="P9"><text:span text:style-name="T26">Continue</text:span><text:span text:style-name="T18"> the installation </text:span><text:span text:style-name="T23">(Debian or RPM based Linux distribution)</text:span><text:span text:style-name="T16">.</text:span></text:p>
            <text:p text:style-name="P9"><text:span text:style-name="T18">Open </text:span><text:span text:style-name="T65">Applications</text:span><text:span text:style-name="T23"> </text:span><text:span text:style-name="T19">menu (bottom left) and open “</text:span><text:span text:style-name="T66">FinalCrypt</text:span><text:span text:style-name="T19">”.</text:span></text:p>
            <text:p text:style-name="P23"/>
            <text:p text:style-name="P30"><text:span text:style-name="T38">C</text:span><text:span text:style-name="T33">ommand line installation for Linux:</text:span></text:p>
            <text:p text:style-name="P33">sudo dpkg -i <text:s text:c="2"/>"Downloads/FinalCrypt*.deb" <text:s text:c="9"/># <text:s/>Debian</text:p>
            <text:p text:style-name="P33">sudo rpm <text:s/>-i <text:s text:c="2"/>"Downloads/FinalCrypt*.rpm" <text:s text:c="9"/># <text:s/>RPM</text:p>
          </table:table-cell>
          <table:table-cell table:style-name="Tabel1.A1" office:value-type="string">
            <text:p text:style-name="P28"><draw:a xlink:type="simple" xlink:href="https://github.com/ron-from-nl/FinalCrypt/releases/download/latest/FinalCrypt_Linux_x86_64.tgz"><draw:frame draw:style-name="fr1" draw:name="Afbeelding6" text:anchor-type="paragraph" svg:width="1.984cm" svg:height="0.661cm" draw:z-index="1"><draw:image xlink:href="Pictures/100002010000004B00000019E8913493171B2744.png" xlink:type="simple" xlink:show="embed" xlink:actuate="onLoad" loext:mime-type="image/png"/></draw:frame></draw:a><text:span text:style-name="T47"><text:s/></text:span><text:span text:style-name="T46">Portable </text:span><text:span text:style-name="T48">FinalCrypt</text:span></text:p>
            <text:p text:style-name="P37"/>
            <text:p text:style-name="P6"><text:span text:style-name="T11">Download the </text:span><text:a xlink:type="simple" xlink:href="http://www.finalcrypt.org/downloads/Linux/FinalCrypt_Linux_x86_64.tgz" text:style-name="Internet_20_link" text:visited-style-name="Visited_20_Internet_20_Link"><text:span text:style-name="T53">PORTABLE TGZ</text:span></text:a><text:span text:style-name="T4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9"><text:span text:style-name="T16">Open </text:span><text:span text:style-name="T22">a file-manager</text:span><text:span text:style-name="T16"> and go to your “</text:span><text:span text:style-name="T59">Dowloads</text:span><text:span text:style-name="T16">” directory.</text:span></text:p>
            <text:p text:style-name="P9"><text:span text:style-name="T16">Right click the: “</text:span><text:span text:style-name="T59">FinalCrypt_Linux_x86_64.</text:span><text:span text:style-name="T63">tgz</text:span><text:span text:style-name="T16">” and click: “</text:span><text:span text:style-name="T59">Extract </text:span><text:span text:style-name="T63">here</text:span><text:span text:style-name="T16">”.</text:span></text:p>
            <text:p text:style-name="P19">Go into the: “<text:span text:style-name="T56">FinalCrypt</text:span>” directory.</text:p>
            <text:p text:style-name="P9"><text:span text:style-name="T16">Double click </text:span><text:span text:style-name="T22">the file</text:span><text:span text:style-name="T16">: “</text:span><text:span text:style-name="T59">FinalCrypt</text:span><text:span text:style-name="T16">” to start FinalCrypt.</text:span></text:p>
            <text:p text:style-name="P19">The: “<text:span text:style-name="T57">FinalCrypt</text:span>” directory can be moved anywhere.</text:p>
            <text:p text:style-name="P19"/>
            <text:p text:style-name="P29"><text:span text:style-name="T40"># </text:span><text:span text:style-name="T41">C</text:span><text:span text:style-name="T39">ommand line: </text:span><text:span text:style-name="T40">Installs tarball in the: “/opt/FinalCrypt” directory</text:span></text:p>
            <text:p text:style-name="P47"><text:span text:style-name="T33">sudo tar <text:s/>xzvf "Downloads/</text:span><text:span text:style-name="T34">FinalCrypt_Linux_x86_64.</text:span><text:span text:style-name="T42">tgz</text:span><text:span text:style-name="T33">" -C /opt/</text:span></text:p>
            <text:p text:style-name="P34">/opt/FinalCrypt/FinalCrypt # Start FinalCrypt GUI</text:p>
          </table:table-cell>
        </table:table-row>
        <table:table-row>
          <table:table-cell table:style-name="Tabel1.A1" office:value-type="string">
            <text:p text:style-name="P42"/>
          </table:table-cell>
          <table:table-cell table:style-name="Tabel1.A1" office:value-type="string">
            <text:p text:style-name="P4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16T04:17:50.914993470</dc:date>
    <meta:editing-duration>PT1H50M35S</meta:editing-duration>
    <meta:editing-cycles>31</meta:editing-cycles>
    <meta:generator>LibreOffice/6.0.7.3$Linux_X86_64 LibreOffice_project/00m0$Build-3</meta:generator>
    <meta:document-statistic meta:table-count="1" meta:image-count="6" meta:object-count="0" meta:page-count="1" meta:paragraph-count="51" meta:word-count="344" meta:character-count="2682" meta:non-whitespace-character-count="2336"/>
  </office:meta>
</office:document-meta>
</file>